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rameters.mergeIn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Parameters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Parameters.setThreadLists( CollectionProperty threadL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Parameters.setThreadLists( Collection threadL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.setValu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Parameters.getThread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Parameters.isPer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.setNames( CollectionProperty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.setNames( Collectio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.iterationStart( LoopIteration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Parameters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rameters.setPerIteration( boolean pe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